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041ea2" officeooo:paragraph-rsid="00041ea2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bold" officeooo:rsid="00041ea2" officeooo:paragraph-rsid="00041ea2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8.39999961853027pt" loext:padding="0cm" loext:border="none"/>
    </style:style>
    <style:style style:name="P5" style:family="paragraph" style:parent-style-name="Standard">
      <style:text-properties fo:font-weight="bold" officeooo:rsid="00055870" officeooo:paragraph-rsid="00055870" style:font-weight-asian="bold" style:font-weight-complex="bold"/>
    </style:style>
    <style:style style:name="P6" style:family="paragraph" style:parent-style-name="Text_20_body">
      <style:text-properties fo:color="#3d464d" loext:opacity="100%" style:font-name="Source Serif Pro" fo:font-size="10.8000001907349pt" fo:font-weight="bold" officeooo:rsid="00055870" officeooo:paragraph-rsid="00055870" style:font-weight-asian="bold" style:font-weight-complex="bold" loext:padding="0cm" loext:border="none"/>
    </style:style>
    <style:style style:name="P7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#f0f3f5"/>
    </style:style>
    <style:style style:name="P8" style:family="paragraph" style:parent-style-name="Standard">
      <style:text-properties fo:font-weight="bold" officeooo:rsid="00072597" officeooo:paragraph-rsid="00072597" style:font-weight-asian="bold" style:font-weight-complex="bold"/>
    </style:style>
    <style:style style:name="P9" style:family="paragraph" style:parent-style-name="Standard">
      <style:text-properties fo:font-weight="bold" officeooo:rsid="00081a62" officeooo:paragraph-rsid="00081a62" style:font-weight-asian="bold" style:font-weight-complex="bold"/>
    </style:style>
    <style:style style:name="P10" style:family="paragraph" style:parent-style-name="Text_20_body"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072597" officeooo:paragraph-rsid="00072597" style:font-weight-asian="bold" style:font-weight-complex="bold"/>
    </style:style>
    <style:style style:name="P11" style:family="paragraph" style:parent-style-name="Text_20_body"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081a62" officeooo:paragraph-rsid="00081a62" style:font-weight-asian="bold" style:font-weight-complex="bold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style:line-height-at-least="0.656cm" fo:text-indent="0cm" style:auto-text-indent="false" fo:padding="0cm" fo:border="none"/>
      <style:text-properties fo:color="#3d464d" loext:opacity="100%" style:font-name="Source Serif Pro" fo:font-size="10.8000001907349pt" loext:padding="0cm" loext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style:line-height-at-least="0.656cm" fo:text-indent="0cm" style:auto-text-indent="false" fo:padding="0cm" fo:border="none"/>
    </style:style>
    <style:style style:name="P1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20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</style:style>
    <style:style style:name="P21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T2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fo:background-color="#f0f3f5" loext:char-shading-value="0" loext:padding="0cm" loext:border="none"/>
    </style:style>
    <style:style style:name="T4" style:family="text">
      <style:text-properties fo:font-variant="normal" fo:text-transform="none" fo:color="#3d464d" loext:opacity="100%" fo:letter-spacing="normal"/>
    </style:style>
    <style:style style:name="T5" style:family="text">
      <style:text-properties fo:font-variant="normal" fo:text-transform="none" fo:color="#3d464d" loext:opacity="100%" fo:letter-spacing="normal" fo:font-style="normal" fo:font-weight="normal" fo:background-color="#f0f3f5" loext:char-shading-value="0" loext:padding="0cm" loext:border="none"/>
    </style:style>
    <style:style style:name="T6" style:family="text">
      <style:text-properties fo:font-variant="normal" fo:text-transform="none" fo:color="#3d464d" loext:opacity="100%" style:font-name="Consolas" fo:font-size="10.8000001907349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loext:opacity="100%" style:font-name="Consolas" fo:font-size="10.8000001907349pt" fo:letter-spacing="normal" fo:font-style="normal" fo:font-weight="normal" loext:padding="0cm" loext:border="none"/>
    </style:style>
    <style:style style:name="T8" style:family="text">
      <style:text-properties fo:color="#3d464d" loext:opacity="100%" style:font-name="Source Serif Pro" fo:font-size="10.8000001907349pt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odulo 4:</text:p>
      <text:p text:style-name="P3">Resumo Aula1:</text:p>
      <text:p text:style-name="P1">Nesta aula, aprendemos:</text:p>
      <text:list xml:id="list2760083592" text:style-name="L1">
        <text:list-item>
          <text:p text:style-name="P12">A ajustar a página principal para utilizar os mesmos padrões da página de produtos</text:p>
        </text:list-item>
        <text:list-item>
          <text:p text:style-name="P12">Medidas proporcionais com CSS</text:p>
        </text:list-item>
        <text:list-item>
          <text:p text:style-name="P14"><text:span text:style-name="T1">Como funciona a </text:span><text:span text:style-name="Emphasis"><text:span text:style-name="T2">flutuação</text:span></text:span><text:span text:style-name="T1"> dos elementos e como modificá-la, com a propriedade </text:span><text:span text:style-name="Source_20_Text"><text:span text:style-name="T3">float</text:span></text:span><text:span text:style-name="T1"> do CSS</text:span></text:p>
        </text:list-item>
        <text:list-item>
          <text:p text:style-name="P19"><text:span text:style-name="T1">Como </text:span><text:span text:style-name="Emphasis"><text:span text:style-name="T2">limpar</text:span></text:span><text:span text:style-name="T1"> o </text:span><text:span text:style-name="Source_20_Text"><text:span text:style-name="T3">float</text:span></text:span><text:span text:style-name="T1">, com a propriedade </text:span><text:span text:style-name="Source_20_Text"><text:span text:style-name="T3">clear</text:span></text:span><text:span text:style-name="T1"> do CSS</text:span></text:p>
        </text:list-item>
      </text:list>
      <text:p text:style-name="P5">RESUMO AULA 3:</text:p>
      <text:p text:style-name="P6">A melhorar mais ainda a semântica da página principal, com novas divisões, classes, etc</text:p>
      <text:list xml:id="list4140923526" text:style-name="L2">
        <text:list-item>
          <text:p text:style-name="P17">Novas pseudo-classes</text:p>
        </text:list-item>
        <text:list-item>
          <text:p text:style-name="P18"><text:span text:style-name="T8">Como aplicar um </text:span><text:span text:style-name="Emphasis"><text:span text:style-name="T8">background</text:span></text:span><text:span text:style-name="T8"> gradiente na página</text:span></text:p>
        </text:list-item>
        <text:list-item>
          <text:p text:style-name="P17">Pseudo-elementos</text:p>
        </text:list-item>
      </text:list>
      <text:p text:style-name="P4"/>
      <text:p text:style-name="P8">RESUMO AULA 4:</text:p>
      <text:p text:style-name="P8"/>
      <text:p text:style-name="P8"><text:span text:style-name="T1">Seletor </text:span><text:span text:style-name="Source_20_Text"><text:span text:style-name="T5">not</text:span></text:span><text:span text:style-name="T1">, para acessar os elementos, exceto algum. Por exemplo, para acessar todos os </text:span><text:span text:style-name="Source_20_Text"><text:span text:style-name="T5">p</text:span></text:span><text:span text:style-name="T4"> </text:span><text:span text:style-name="T1">dentro de </text:span><text:span text:style-name="Source_20_Text"><text:span text:style-name="T5">main</text:span></text:span><text:span text:style-name="T1">, exceto o </text:span><text:span text:style-name="Source_20_Text"><text:span text:style-name="T5">p</text:span></text:span><text:span text:style-name="T4"> </text:span><text:span text:style-name="T1">que tem </text:span><text:span text:style-name="Source_20_Text"><text:span text:style-name="T5">id</text:span></text:span><text:span text:style-name="T4"> </text:span><text:span text:style-name="Source_20_Text"><text:span text:style-name="T5">missao</text:span></text:span><text:span text:style-name="T1">:</text:span></text:p>
      <text:p text:style-name="P7"><text:span text:style-name="Source_20_Text"><text:span text:style-name="T6">main p</text:span></text:span><text:span text:style-name="Source_20_Text"><text:span text:style-name="T7">:</text:span></text:span></text:p>
      <text:p text:style-name="P8">RESUMO AULA 5:</text:p>
      <text:p text:style-name="P10">Nesta aula, aprendemos:</text:p>
      <text:list xml:id="list1918442319" text:style-name="L3">
        <text:list-item>
          <text:p text:style-name="P15"><text:span text:style-name="T1">Como manipular a opacidade dos elementos, com a propriedade CSS </text:span><text:span text:style-name="Source_20_Text"><text:span text:style-name="T3">opacity</text:span></text:span></text:p>
        </text:list-item>
        <text:list-item>
          <text:p text:style-name="P13">Como manipular a opacidade das cores</text:p>
        </text:list-item>
        <text:list-item>
          <text:p text:style-name="P15"><text:span text:style-name="T1">Como adicionar um sombreamento em volta dos elementos, com a propriedade CSS </text:span><text:span text:style-name="Source_20_Text"><text:span text:style-name="T3">box-shadow</text:span></text:span></text:p>
        </text:list-item>
        <text:list-item>
          <text:p text:style-name="P20"><text:span text:style-name="T1">Como adicionar um sombreamento em textos, com a propriedade CSS </text:span><text:span text:style-name="Source_20_Text"><text:span text:style-name="T3">text-shadow</text:span></text:span></text:p>
        </text:list-item>
      </text:list>
      <text:p text:style-name="P9">RESUMO AULA 6:</text:p>
      <text:p text:style-name="P9"/>
      <text:p text:style-name="P11">Nesta aula, aprendemos:</text:p>
      <text:list xml:id="list219898859" text:style-name="L4">
        <text:list-item>
          <text:p text:style-name="P16"><text:span text:style-name="Strong_20_Emphasis"><text:span text:style-name="T2">Design responsivo</text:span></text:span><text:span text:style-name="T1">: como ajustar o estilo da nossa página de acordo com o tamanho da tela do dispositivo que a acesse</text:span></text:p>
          <text:list>
            <text:list-item>
              <text:p text:style-name="P16"><text:span text:style-name="T1">Meta </text:span><text:span text:style-name="Emphasis"><text:span text:style-name="T2">tag</text:span></text:span><text:span text:style-name="T1"> de </text:span><text:span text:style-name="Strong_20_Emphasis"><text:span text:style-name="Emphasis"><text:span text:style-name="T2">Viewport</text:span></text:span></text:span></text:p>
            </text:list-item>
            <text:list-item>
              <text:p text:style-name="P21"><text:span text:style-name="Emphasis"><text:span text:style-name="T2">Media Queries</text:span></text:span>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08T16:50:50.159000000</dc:date>
    <meta:editing-duration>PT20M5S</meta:editing-duration>
    <meta:editing-cycles>6</meta:editing-cycles>
    <meta:document-statistic meta:table-count="0" meta:image-count="0" meta:object-count="0" meta:page-count="1" meta:paragraph-count="26" meta:word-count="201" meta:character-count="1143" meta:non-whitespace-character-count="982"/>
  </office:meta>
</office:document-meta>
</file>